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svg:font-family="Noto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6pt"/>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Standard" style:list-style-name="LFO1" style:family="paragraph">
      <style:paragraph-properties fo:text-align="justify"/>
    </style:style>
    <style:style style:name="P8" style:parent-style-name="Standard" style:list-style-name="LFO1" style:family="paragraph">
      <style:paragraph-properties fo:text-align="justify"/>
    </style:style>
    <style:style style:name="P9" style:parent-style-name="Standard" style:list-style-name="LFO1" style:family="paragraph">
      <style:paragraph-properties fo:text-align="justify"/>
    </style:style>
    <style:style style:name="P10" style:parent-style-name="Standard" style:list-style-name="LFO1" style:family="paragraph">
      <style:paragraph-properties fo:text-align="justify"/>
    </style:style>
    <style:style style:name="P11" style:parent-style-name="Standard" style:list-style-name="LFO1" style:family="paragraph">
      <style:paragraph-properties fo:text-align="justify"/>
    </style:style>
    <style:style style:name="P12" style:parent-style-name="Standard" style:list-style-name="LFO1"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list-style-name="LFO1" style:family="paragraph">
      <style:paragraph-properties fo:text-align="justify"/>
    </style:style>
    <style:style style:name="P16" style:parent-style-name="Standard" style:list-style-name="LFO1" style:family="paragraph">
      <style:paragraph-properties fo:text-align="justify"/>
    </style:style>
    <style:style style:name="P17" style:parent-style-name="Standard" style:list-style-name="LFO1" style:family="paragraph">
      <style:paragraph-properties fo:text-align="justify"/>
    </style:style>
    <style:style style:name="P18" style:parent-style-name="Standard" style:list-style-name="LFO1" style:family="paragraph">
      <style:paragraph-properties fo:text-align="justify"/>
    </style:style>
    <style:style style:name="P19" style:parent-style-name="Standard" style:list-style-name="LFO1"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T24" style:parent-style-name="Fuentedepárrafopredeter." style:family="text">
      <style:text-properties style:font-name="Times New Roman" style:font-name-complex="Times New Roman"/>
    </style:style>
    <style:style style:name="P25" style:parent-style-name="Standard" style:family="paragraph">
      <style:paragraph-properties fo:text-align="justify"/>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style:text-underline-type="single" style:text-underline-style="solid" style:text-underline-width="auto" style:text-underline-mode="continuous"/>
    </style:style>
    <style:style style:name="P39" style:parent-style-name="Standard" style:family="paragraph">
      <style:paragraph-properties fo:text-indent="0.4923in"/>
    </style:style>
    <style:style style:name="P40" style:parent-style-name="Standard" style:family="paragraph">
      <style:paragraph-properties fo:text-indent="0.4923in"/>
    </style:style>
    <style:style style:name="P41" style:parent-style-name="Standard" style:family="paragraph">
      <style:paragraph-properties fo:text-indent="0.4923in"/>
    </style:style>
    <style:style style:name="P42" style:parent-style-name="Standard" style:family="paragraph">
      <style:paragraph-properties fo:text-indent="0.4923in"/>
    </style:style>
    <style:style style:name="P43" style:parent-style-name="Standard" style:family="paragraph">
      <style:paragraph-properties fo:text-indent="0.4923in"/>
    </style:style>
    <style:style style:name="P44" style:parent-style-name="Standard" style:family="paragraph">
      <style:paragraph-properties fo:text-indent="0.4923in"/>
    </style:style>
    <style:style style:name="P45" style:parent-style-name="Standard" style:family="paragraph">
      <style:paragraph-properties fo:text-indent="0.4923in"/>
    </style:style>
    <style:style style:name="P46" style:parent-style-name="Standard" style:family="paragraph">
      <style:text-properties style:text-underline-type="single" style:text-underline-style="solid" style:text-underline-width="auto" style:text-underline-mode="continuous"/>
    </style:style>
    <style:style style:name="P47" style:parent-style-name="Standard" style:family="paragraph">
      <style:paragraph-properties>
        <style:tab-stops>
          <style:tab-stop style:type="left" style:position="0.4923in"/>
          <style:tab-stop style:type="left" style:position="1.9687in"/>
          <style:tab-stop style:type="left" style:position="3.7409in"/>
        </style:tab-stops>
      </style:paragraph-properties>
    </style:style>
    <style:style style:name="P48" style:parent-style-name="Standard" style:family="paragraph">
      <style:paragraph-properties>
        <style:tab-stops>
          <style:tab-stop style:type="left" style:position="0.4923in"/>
          <style:tab-stop style:type="left" style:position="1.9687in"/>
          <style:tab-stop style:type="left" style:position="3.7409in"/>
        </style:tab-stops>
      </style:paragraph-properties>
    </style:style>
    <style:style style:name="P49" style:parent-style-name="Standard" style:family="paragraph">
      <style:paragraph-properties fo:text-align="center"/>
    </style:style>
    <style:style style:name="P50" style:parent-style-name="Standard" style:family="paragraph">
      <style:paragraph-properties fo:text-align="center"/>
    </style:style>
  </office:automatic-styles>
  <office:body>
    <office:text text:use-soft-page-breaks="true">
      <text:p text:style-name="P1">Prueba A</text:p>
      <text:p text:style-name="P3"/>
      <text:p text:style-name="P4">El Doctor Emmett Brown esta mañana se monta en la<text:s/>máquina<text:s/>del tiempo DeLorean , pero cuando activa los controles para realizar el desplazamiento en el tiempo se da cuenta que el motor no tienen la suficiente potencia para alcanzar las 88 millas por hora, así que se pone buscar la causa del problema.</text:p>
      <text:p text:style-name="P5"/>
      <text:p text:style-name="P6">Al ser el creador de la máquina sabe la siguiente información:</text:p>
      <text:list text:style-name="LFO1" text:continue-numbering="true">
        <text:list-item>
          <text:p text:style-name="P7">Si la reacción del acelerador es lenta entonces el combustible de fisión está poco enriquecido (FC= 0.8).</text:p>
        </text:list-item>
        <text:list-item>
          <text:p text:style-name="P8">Si hay fuga de iones en el tanque, el combustible perderá propiedades, es decir, estará poco enriquecido (FC= 0.5).</text:p>
        </text:list-item>
        <text:list-item>
          <text:p text:style-name="P9">Si del escape sale humo verde entonces el aceite sólido se ha derretido (FC=0.99).</text:p>
        </text:list-item>
        <text:list-item>
          <text:p text:style-name="P10">Si el aceite solido está derretido y el motor esta frio entonces la inyección está dañada (FC=0.6).<text:s/></text:p>
        </text:list-item>
        <text:list-item>
          <text:p text:style-name="P11">Si el combustible está poco enriquecido o el condensador de flujo parpadea entonces falta energía. (FC=0.7)</text:p>
        </text:list-item>
        <text:list-item>
          <text:p text:style-name="P12">Si el motor suena raro, está caliente y el aceite solido sigue sólido, entonces inyección dañada. (FC=0.99)</text:p>
        </text:list-item>
      </text:list>
      <text:p text:style-name="P13"/>
      <text:p text:style-name="P14">Después de realizar un examen superficial El doctor Emmett encuentra los siguientes hechos:</text:p>
      <text:list text:style-name="LFO1" text:continue-numbering="true">
        <text:list-item>
          <text:p text:style-name="P15">Se observa<text:s/>humo verde.</text:p>
        </text:list-item>
        <text:list-item>
          <text:p text:style-name="P16">El motor está caliente</text:p>
        </text:list-item>
        <text:list-item>
          <text:p text:style-name="P17">La reacción del acelerador<text:s/>se nota un poco<text:s/>lenta<text:s/>con evidencia de 0.4</text:p>
        </text:list-item>
        <text:list-item>
          <text:p text:style-name="P18">Se cree en 0.2<text:s/>que el motor suena raro</text:p>
        </text:list-item>
        <text:list-item>
          <text:p text:style-name="P19">El condensador de flujo está parpadeando</text:p>
        </text:list-item>
      </text:list>
      <text:p text:style-name="P20"/>
      <text:p text:style-name="P21">Ahora nos preguntamos si el mal funcionamiento se debe a la falta de energía o porque la inyección está dañada.</text:p>
      <text:p text:style-name="P22"/>
      <text:p text:style-name="Standard">FORMALIZACIÓN</text:p>
      <text:p text:style-name="Standard"/>
      <text:p text:style-name="P23">Dada la siguiente signatura:<text:s/><text:span text:style-name="T24">∑</text:span>= {aceLento, combNoEnri, fugaI, humoVerde, aceiteDerr, motorFrio, inyeccionMal, condFlujoParpadea, faltaEnergia, motorSuena, aceiteNoDerr, motorCaliente}</text:p>
      <text:p text:style-name="Standard"/>
      <text:p text:style-name="Standard">Donde<text:s/></text:p>
      <text:p text:style-name="P25"><text:span text:style-name="T26">aceLento</text:span>= El acelerador reacciona lento;<text:s/><text:span text:style-name="T27">combNoEnri</text:span>= Combustible no enriquecido;<text:s/><text:span text:style-name="T28">fugaI</text:span>= Hay fuga de iones;<text:s/><text:span text:style-name="T29">humoVerde</text:span>= sale humo verde del escape;<text:s/><text:span text:style-name="T30">aceiteDerr</text:span>= El aceite sólido se derritió;<text:s/><text:span text:style-name="T31">motorFrio</text:span>= El motor está frio;<text:s/><text:span text:style-name="T32">inyeccionMal</text:span>= La inyección está dañada;<text:s/><text:span text:style-name="T33">condFlujoParpadea<text:s/></text:span>= El condensador de flujo parpadea;<text:s/><text:span text:style-name="T34">faltaEnergia</text:span>= Hay déficit de energía;<text:s/><text:span text:style-name="T35">motorSuena</text:span>= el motor suena raro;<text:s/><text:span text:style-name="T36">aceiteNoDerr</text:span>= el aceite sigue sólido;<text:s/><text:span text:style-name="T37">motorCaliente</text:span>= El motor está caliente.</text:p>
      <text:p text:style-name="Standard"/>
      <text:p text:style-name="Standard"><text:span text:style-name="T38">Reglas:</text:span></text:p>
      <text:p text:style-name="P39">R1: Si aceLento Entonces combNoEnri, FC=0.8</text:p>
      <text:p text:style-name="P40">R2: Si fugaI Entonces combNoEnri, FC=0.5</text:p>
      <text:p text:style-name="P41">R3: Si humoVerde Entonces aciteDerr, FC=0.99</text:p>
      <text:p text:style-name="P42">R4: Si aciteDerr y motorFrio Entonces inyeccionMal, FC=0.6</text:p>
      <text:p text:style-name="P43">R5: Si combNoEnri o<text:s/>condFlujoParpadea<text:s/>Entonces faltaEnergia, FC=0.7</text:p>
      <text:p text:style-name="P44">R6: Si motorSuena y motorCaliente y aceiteNoDerr Entonces inyeccionMal, FC=0.99</text:p>
      <text:p text:style-name="P45"/>
      <text:p text:style-name="P46">Hechos:</text:p>
      <text:p text:style-name="P47"><text:tab/>humoVerde, FC=1;<text:tab/>motorCaliente, FC=1;<text:tab/>motorFrio, FC=-1;</text:p>
      <text:soft-page-break/>
      <text:p text:style-name="P48"><text:tab/>aceLento, FC=0.4;<text:tab/>motorSuena, FC=0.2;<text:tab/>condFlujoParpadea, FC=1</text:p>
      <text:p text:style-name="Standard"><text:tab/></text:p>
      <text:p text:style-name="P49">Red de inferencia</text:p>
      <text:p text:style-name="P50"><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svg:font-family="Noto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Liberation Serif" style:font-name-asian="Noto Serif CJK SC" style:font-name-complex="Noto San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center"/>
    </style:style>
  </office:automatic-styles>
  <office:master-styles>
    <style:master-page style:name="MP0" style:page-layout-name="PL0">
      <style:header>
        <text:p text:style-name="P2">Práctica 2.- Sistemas basados en conocimiento con incertidumbr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RCO AURELIO SANTOS GOMEZ</dc:creator>
    <meta:creation-date>2025-12-03T11:50:00Z</meta:creation-date>
    <dc:date>2025-12-04T16:25:00Z</dc:date>
    <meta:template xlink:href="Normal.dotm" xlink:type="simple"/>
    <meta:editing-cycles>10</meta:editing-cycles>
    <meta:editing-duration>PT18300S</meta:editing-duration>
    <meta:document-statistic meta:page-count="2" meta:paragraph-count="5" meta:word-count="394" meta:character-count="2560" meta:row-count="18" meta:non-whitespace-character-count="2171"/>
  </office:meta>
</office:document-meta>
</file>